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paragraph-properties style:text-autospace="none"/>
      <style:text-properties style:use-window-font-color="tru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text-autospace="none"/>
      <style:text-properties fo:color="#000000"/>
    </style:style>
    <style:style style:name="P4" style:family="paragraph" style:parent-style-name="Standard">
      <style:paragraph-properties style:text-autospace="none"/>
      <style:text-properties fo:color="#000096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Preformatted_20_Text">
      <style:text-properties style:use-window-font-color="true"/>
    </style:style>
    <style:style style:name="P7" style:family="paragraph" style:parent-style-name="Standard">
      <style:paragraph-properties style:text-autospace="none"/>
      <style:text-properties fo:color="#000000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paragraph-properties style:text-autospace="none"/>
      <style:text-properties style:use-window-font-color="tru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use-window-font-color="true"/>
    </style:style>
    <style:style style:name="P14" style:family="paragraph" style:parent-style-name="Text_20_body">
      <style:text-properties fo:color="#000096"/>
    </style:style>
    <style:style style:name="P15" style:family="paragraph" style:parent-style-name="Text_20_body">
      <style:text-properties fo:background-color="#ffff00"/>
    </style:style>
    <style:style style:name="P16" style:family="paragraph" style:parent-style-name="Table_20_Contents" style:list-style-name="">
      <style:paragraph-properties style:text-autospace="none"/>
      <style:text-properties style:use-window-font-color="true"/>
    </style:style>
    <style:style style:name="P17" style:family="paragraph" style:parent-style-name="Heading_20_1">
      <style:text-properties style:use-window-font-color="true"/>
    </style:style>
    <style:style style:name="P18" style:family="paragraph" style:parent-style-name="Heading_20_3">
      <style:text-properties style:use-window-font-color="true"/>
    </style:style>
    <style:style style:name="P1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96"/>
    </style:style>
    <style:style style:name="T3" style:family="text">
      <style:text-properties fo:color="#f5844c"/>
    </style:style>
    <style:style style:name="T4" style:family="text">
      <style:text-properties fo:color="#ff8040"/>
    </style:style>
    <style:style style:name="T5" style:family="text">
      <style:text-properties fo:color="#993300"/>
    </style:style>
    <style:style style:name="T6" style:family="text">
      <style:text-properties style:use-window-font-color="true"/>
    </style:style>
    <style:style style:name="T7" style:family="text">
      <style:text-properties fo:color="#006400"/>
    </style:style>
    <style:style style:name="T8" style:family="text">
      <style:text-properties fo:color="#8b26c9"/>
    </style:style>
    <style:style style:name="T9" style:family="text">
      <style:text-properties fo:color="#0099c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nsorML </text:p>
      <text:p text:style-name="P2">Research Vessel</text:p>
      <text:p text:style-name="P2">application at IFREMER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11353_2121789111" text:style-name="Index_20_Link" text:visited-style-name="Index_20_Link"><text:s/>1 Overall scope<text:tab/>1</text:a></text:p>
          <text:p text:style-name="P12"><text:a xlink:type="simple" xlink:href="#__RefHeading__4101_172282025" text:style-name="Index_20_Link" text:visited-style-name="Index_20_Link"><text:s/>2 Vocabulary, concepts<text:tab/>1</text:a></text:p>
          <text:p text:style-name="P12"><text:a xlink:type="simple" xlink:href="#__RefHeading__11355_2121789111" text:style-name="Index_20_Link" text:visited-style-name="Index_20_Link"><text:s/>3 Detailed description<text:tab/>2</text:a></text:p>
          <text:p text:style-name="P19"><text:a xlink:type="simple" xlink:href="#__RefHeading__11357_2121789111" text:style-name="Index_20_Link" text:visited-style-name="Index_20_Link"><text:s/>3.1 Ship description<text:tab/>2</text:a></text:p>
          <text:p text:style-name="P19"><text:a xlink:type="simple" xlink:href="#__RefHeading__11359_2121789111" text:style-name="Index_20_Link" text:visited-style-name="Index_20_Link"><text:s/>3.2 Sensor description<text:tab/>2</text:a></text:p>
          <text:p text:style-name="P11"><text:a xlink:type="simple" xlink:href="#__RefHeading__11361_2121789111" text:style-name="Index_20_Link" text:visited-style-name="Index_20_Link"><text:s/>3.2.1 Identification<text:tab/>2</text:a></text:p>
          <text:p text:style-name="P11"><text:a xlink:type="simple" xlink:href="#__RefHeading__11363_2121789111" text:style-name="Index_20_Link" text:visited-style-name="Index_20_Link"><text:s/>3.2.2 Classification<text:tab/>2</text:a></text:p>
          <text:p text:style-name="P11"><text:a xlink:type="simple" xlink:href="#__RefHeading__11365_2121789111" text:style-name="Index_20_Link" text:visited-style-name="Index_20_Link"><text:s/>3.2.3 Applicable Period<text:tab/>3</text:a></text:p>
          <text:p text:style-name="P11"><text:a xlink:type="simple" xlink:href="#__RefHeading__2365_1183790909" text:style-name="Index_20_Link" text:visited-style-name="Index_20_Link"><text:s/>3.2.4 Point of contacts<text:tab/>3</text:a></text:p>
          <text:p text:style-name="P11"><text:a xlink:type="simple" xlink:href="#__RefHeading__11376_2121789111" text:style-name="Index_20_Link" text:visited-style-name="Index_20_Link"><text:s/>3.2.5 External documentation (manuals, picture)<text:tab/>3</text:a></text:p>
          <text:p text:style-name="P11"><text:a xlink:type="simple" xlink:href="#__RefHeading__11367_2121789111" text:style-name="Index_20_Link" text:visited-style-name="Index_20_Link"><text:s/>3.2.6 Events <text:s/>(e.g. calibration)<text:tab/>4</text:a></text:p>
          <text:p text:style-name="P11"><text:a xlink:type="simple" xlink:href="#__RefHeading__11369_2121789111" text:style-name="Index_20_Link" text:visited-style-name="Index_20_Link"><text:s/>3.2.7 List of the hosted sensors and operation period<text:tab/>4</text:a></text:p>
          <text:p text:style-name="P12"><text:a xlink:type="simple" xlink:href="#__RefHeading__11371_2121789111" text:style-name="Index_20_Link" text:visited-style-name="Index_20_Link"><text:s/>4 Issues<text:tab/>5</text:a></text:p>
          <text:p text:style-name="P19"><text:a xlink:type="simple" xlink:href="#__RefHeading__4103_172282025" text:style-name="Index_20_Link" text:visited-style-name="Index_20_Link"><text:s/>4.1 Sensor ids<text:tab/>5</text:a></text:p>
          <text:p text:style-name="P19"><text:a xlink:type="simple" xlink:href="#__RefHeading__4105_172282025" text:style-name="Index_20_Link" text:visited-style-name="Index_20_Link"><text:s/>4.2 SensorML record templates<text:tab/>5</text:a></text:p>
          <text:p text:style-name="P19"><text:a xlink:type="simple" xlink:href="#__RefHeading__2367_1183790909" text:style-name="Index_20_Link" text:visited-style-name="Index_20_Link"><text:s/>4.3 Controlled vocabulary references<text:tab/>6</text:a></text:p>
          <text:p text:style-name="P19"><text:a xlink:type="simple" xlink:href="#__RefHeading__3529_172282025" text:style-name="Index_20_Link" text:visited-style-name="Index_20_Link"><text:s/>4.4 Servers, synchronization off-shore/on-shore<text:tab/>6</text:a></text:p>
          <text:p text:style-name="P12"><text:a xlink:type="simple" xlink:href="#__RefHeading__11373_2121789111" text:style-name="Index_20_Link" text:visited-style-name="Index_20_Link"><text:s/>5 Annex, example<text:tab/>6</text:a></text:p>
          <text:p text:style-name="P19"><text:a xlink:type="simple" xlink:href="#__RefHeading__2369_1183790909" text:style-name="Index_20_Link" text:visited-style-name="Index_20_Link"><text:s/>5.1 Research Vessel<text:tab/>6</text:a></text:p>
          <text:p text:style-name="P19"><text:a xlink:type="simple" xlink:href="#__RefHeading__2371_1183790909" text:style-name="Index_20_Link" text:visited-style-name="Index_20_Link"><text:s/>5.2 Thermosalinograph on-board<text:tab/>9</text:a></text:p>
          <text:p text:style-name="P19"><text:a xlink:type="simple" xlink:href="#__RefHeading__2373_1183790909" text:style-name="Index_20_Link" text:visited-style-name="Index_20_Link"><text:line-break/><text:tab/>12</text:a></text:p>
        </text:index-body>
      </text:table-of-content>
      <text:p text:style-name="Standard"/>
      <text:p text:style-name="Standard"/>
      <text:p text:style-name="Standard"/>
      <text:h text:style-name="Heading_20_1" text:outline-level="1"><text:bookmark-start text:name="__RefHeading__11353_2121789111"/>Overall scope<text:bookmark-end text:name="__RefHeading__11353_2121789111"/></text:h>
      <text:p text:style-name="Text_20_body">The scope of the document is to propose a common interface from marine observation systems and networks (off shore) to data centres (on shore). The purpose of this interface is to get a description of these marine observation systems which may be used for on shore processing of data (e.g. quality assessments, duplicates management, ...).</text:p>
      <text:p text:style-name="Text_20_body">The standard which is applied here is OGC Observation and measurements sensorML:</text:p>
      <text:p text:style-name="Text_20_body"><text:a xlink:type="simple" xlink:href="http://portal.opengeospatial.org/files/?artifact_id=21273">http://portal.opengeospatial.org/files/?artifact_id=21273</text:a></text:p>
      <text:p text:style-name="Text_20_body"/>
      <text:p text:style-name="Text_20_body">The sensorML version used is 2.0.</text:p>
      <text:p text:style-name="Text_20_body"/>
      <text:h text:style-name="Heading_20_1" text:outline-level="1"><text:bookmark-start text:name="__RefHeading__4101_172282025"/>Vocabulary, concepts<text:bookmark-end text:name="__RefHeading__4101_172282025"/></text:h>
      <text:p text:style-name="Standard">Sensor System may be a research vessel or an autonomous platform or a network of observing systems.</text:p>
      <text:p text:style-name="Standard"><text:soft-page-break/>A Sensor is a device which provides observations (observed properties results of a feature of interest).</text:p>
      <text:p text:style-name="Standard"/>
      <text:p text:style-name="Standard">A Ship or platform carries n sensors.</text:p>
      <text:p text:style-name="Standard"/>
      <text:p text:style-name="Standard">Each has its sensorML record.</text:p>
      <text:p text:style-name="Standard"/>
      <text:p text:style-name="Standard">Ships are thus described in sensorML record. This record has references to other sensorML records which describe the sensor carried by the ship.</text:p>
      <text:p text:style-name="Standard"/>
      <text:p text:style-name="Standard"/>
      <text:h text:style-name="Heading_20_1" text:outline-level="1"><text:bookmark-start text:name="__RefHeading__11355_2121789111"/>Detailed description<text:bookmark-end text:name="__RefHeading__11355_2121789111"/></text:h>
      <text:h text:style-name="Heading_20_2" text:outline-level="2"><text:bookmark-start text:name="__RefHeading__11357_2121789111"/>Ship description<text:bookmark-end text:name="__RefHeading__11357_2121789111"/></text:h>
      <text:p text:style-name="Standard">A ship is considered as a sensor system carrying a set of sensors or other sensor systems. Each hosted sensor or sensor system is active for a certain period (see <text:bookmark-ref text:reference-format="chapter" text:ref-name="__RefHeading__11369_2121789111">3.2.7</text:bookmark-ref>).</text:p>
      <text:p text:style-name="Standard"/>
      <text:p text:style-name="Standard"/>
      <text:p text:style-name="Standard"/>
      <text:h text:style-name="Heading_20_2" text:outline-level="2"><text:bookmark-start text:name="__RefHeading__11359_2121789111"/>Sensor description<text:bookmark-end text:name="__RefHeading__11359_2121789111"/></text:h>
      <text:h text:style-name="Heading_20_3" text:outline-level="3"><text:bookmark-start text:name="__RefHeading__11361_2121789111"/>Identification<text:bookmark-end text:name="__RefHeading__11361_2121789111"/></text:h>
      <text:p text:style-name="P3">Any identifier may be used to qualify the current system.</text:p>
      <text:p text:style-name="P3"/>
      <text:p text:style-name="P3">A UUID is mandatory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6"><text:span text:style-name="T1"><text:s text:c="4"/></text:span><text:span text:style-name="T2">&lt;sml:IdentifierList&gt;</text:span><text:span text:style-name="T1"><text:line-break/> <text:s text:c="11"/></text:span><text:span text:style-name="T7">&lt;!-- #### uuid ##### --&gt;</text:span><text:span text:style-name="T1"><text:line-break/> <text:s text:c="11"/></text:span><text:span text:style-name="T2">&lt;sml:identifier&gt;</text:span><text:span text:style-name="T1"><text:line-break/> <text:s text:c="15"/></text:span><text:span text:style-name="T2">&lt;sml:Term</text:span><text:span text:style-name="T3"> definition</text:span><text:span text:style-name="T4">=</text:span><text:span text:style-name="T5">"http://www.ifremer.fr/tematres/vocab/index.php?tema=66"</text:span><text:span text:style-name="T2">&gt;</text:span><text:span text:style-name="T1"><text:line-break/> <text:s text:c="19"/></text:span><text:span text:style-name="T2">&lt;sml:label&gt;</text:span><text:span text:style-name="T1">uuid</text:span><text:span text:style-name="T2">&lt;/sml:label&gt;</text:span><text:span text:style-name="T1"><text:line-break/> <text:s text:c="19"/></text:span><text:span text:style-name="T2">&lt;sml:value&gt;</text:span><text:span text:style-name="T1">2764d202-6814-4fd4-88fb-816325d817a0</text:span><text:span text:style-name="T2">&lt;/sml:value&gt;</text:span><text:span text:style-name="T1"><text:line-break/> <text:s text:c="15"/></text:span><text:span text:style-name="T2">&lt;/sml:Term&gt;</text:span><text:span text:style-name="T1"><text:line-break/> <text:s text:c="11"/></text:span><text:span text:style-name="T2">&lt;/sml:identifier&gt;</text:span></text:p>
          </table:table-cell>
        </table:table-row>
      </table:table>
      <text:p text:style-name="P14"/>
      <text:p text:style-name="P14"/>
      <text:h text:style-name="P18" text:outline-level="3"><text:bookmark-start text:name="__RefHeading__11363_2121789111"/>Classification<text:bookmark-end text:name="__RefHeading__11363_2121789111"/></text:h>
      <text:p text:style-name="P3">Any classifier may be used to qualify the current system.</text:p>
      <text:p text:style-name="P3"/>
      <text:p text:style-name="P3">For research <text:s/>vessel the following is mandatory: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<text:span text:style-name="T1"><text:s text:c="2"/></text:span><text:span text:style-name="T7">&lt;!-- #### PLATFORM_FAMILY ############### --&gt;</text:span><text:span text:style-name="T1"><text:line-break/> <text:s text:c="11"/></text:span><text:span text:style-name="T2">&lt;sml:classifier&gt;</text:span><text:span text:style-name="T1"><text:line-break/></text:span><text:soft-page-break/><text:span text:style-name="T1"> <text:s text:c="15"/></text:span><text:span text:style-name="T2">&lt;sml:Term</text:span><text:span text:style-name="T3"> definition</text:span><text:span text:style-name="T4">=</text:span><text:span text:style-name="T5">"http://www.ifremer.fr/tematres/vocab/index.php?tema=51"</text:span><text:span text:style-name="T2">&gt;</text:span><text:span text:style-name="T1"><text:line-break/> <text:s text:c="19"/></text:span><text:span text:style-name="T2">&lt;sml:label&gt;</text:span><text:span text:style-name="T1">family</text:span><text:span text:style-name="T2">&lt;/sml:label&gt;</text:span><text:span text:style-name="T1"><text:line-break/> <text:s text:c="19"/></text:span><text:span text:style-name="T2">&lt;sml:codeSpace</text:span><text:span text:style-name="T3"> xlink:href</text:span><text:span text:style-name="T4">=</text:span><text:span text:style-name="T5">"http://vocab.nerc.ac.uk/collection/L06/current/"</text:span><text:span text:style-name="T2">/&gt;</text:span><text:span text:style-name="T1"><text:line-break/> <text:s text:c="19"/></text:span><text:span text:style-name="T2">&lt;sml:value&gt;</text:span><text:span text:style-name="T1">research vessel</text:span><text:span text:style-name="T2">&lt;/sml:value&gt;</text:span><text:span text:style-name="T1"><text:line-break/> <text:s text:c="15"/></text:span><text:span text:style-name="T2">&lt;/sml:Term&gt;</text:span><text:span text:style-name="T1"><text:line-break/> <text:s text:c="11"/></text:span><text:span text:style-name="T2">&lt;/sml:classifier&gt;</text:span><text:span text:style-name="T1"><text:line-break/> <text:s text:c="7"/></text:span><text:span text:style-name="T2">&lt;/sml:ClassifierList&gt;</text:span></text:p>
          </table:table-cell>
        </table:table-row>
      </table:table>
      <text:p text:style-name="P3"/>
      <text:p text:style-name="P1"><text:span text:style-name="T1"><text:s/></text:span></text:p>
      <text:p text:style-name="P4"/>
      <text:h text:style-name="P18" text:outline-level="3"><text:bookmark-start text:name="__RefHeading__11365_2121789111"/>Applicable Period<text:bookmark-end text:name="__RefHeading__11365_2121789111"/></text:h>
      <text:p text:style-name="P1"><text:span text:style-name="T2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1"><text:s text:c="3"/></text:span><text:span text:style-name="T7">&lt;!-- Periode pendant laquelle la description la description courante est applicable --&gt;</text:span><text:span text:style-name="T1"><text:line-break/> <text:s text:c="3"/></text:span><text:span text:style-name="T2">&lt;sml:validTime&gt;</text:span><text:span text:style-name="T1"><text:line-break/> <text:s text:c="7"/></text:span><text:span text:style-name="T2">&lt;gml:TimePeriod</text:span><text:span text:style-name="T3"> gml:id</text:span><text:span text:style-name="T4">=</text:span><text:span text:style-name="T5">"validTime"</text:span><text:span text:style-name="T2">&gt;</text:span><text:span text:style-name="T1"><text:line-break/> <text:s text:c="11"/></text:span><text:span text:style-name="T2">&lt;gml:beginPosition&gt;</text:span><text:span text:style-name="T1">1989</text:span><text:span text:style-name="T2">&lt;/gml:beginPosition&gt;</text:span><text:span text:style-name="T1"><text:line-break/> <text:s text:c="11"/></text:span><text:span text:style-name="T2">&lt;gml:endPosition&gt;</text:span><text:span text:style-name="T1">2014</text:span><text:span text:style-name="T2">&lt;/gml:endPosition&gt;</text:span><text:span text:style-name="T1"><text:line-break/> <text:s text:c="7"/></text:span><text:span text:style-name="T2">&lt;/gml:TimePeriod&gt;</text:span><text:span text:style-name="T1"><text:line-break/> <text:s text:c="3"/></text:span><text:span text:style-name="T2">&lt;/sml:validTime&gt;</text:span></text:p>
          </table:table-cell>
        </table:table-row>
      </table:table>
      <text:p text:style-name="P1"><text:span text:style-name="T2"/></text:p>
      <text:p text:style-name="P4"/>
      <text:h text:style-name="P18" text:outline-level="3"><text:bookmark-start text:name="__RefHeading__2365_1183790909"/>Point of contacts<text:bookmark-end text:name="__RefHeading__2365_1183790909"/></text:h>
      <text:p text:style-name="Text_20_body"><text:span text:style-name="T6">Point of contacts are recommended (owner, operator, …).</text:span></text:p>
      <text:p text:style-name="Text_20_body"><text:span text:style-name="T6">For example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text:span text:style-name="T1"><text:s text:c="3"/></text:span><text:span text:style-name="T2">&lt;sml:contact&gt;</text:span><text:span text:style-name="T1"><text:line-break/> <text:s text:c="15"/></text:span><text:span text:style-name="T2">&lt;gmd:CI_ResponsibleParty&gt;</text:span><text:span text:style-name="T1"> <text:s text:c="19"/></text:span><text:span text:style-name="T2">&lt;gmd:organisationName&gt;&lt;gco:CharacterString&gt;</text:span><text:span text:style-name="T1">IFREMER</text:span><text:span text:style-name="T2">&lt;/gco:CharacterString&gt;&lt;/gmd:organisationName&gt;</text:span><text:span text:style-name="T1"><text:line-break/> <text:s text:c="19"/></text:span><text:span text:style-name="T2">&lt;gmd:role&gt;&lt;gmd:CI_RoleCode</text:span><text:span text:style-name="T3"> codeList</text:span><text:span text:style-name="T4">=</text:span><text:span text:style-name="T5">"http://www.ifremer.fr/tematres/vocab/index.php?tema=67"</text:span><text:span text:style-name="T3"> codeListValue</text:span><text:span text:style-name="T4">=</text:span><text:span text:style-name="T5">"owner"</text:span><text:span text:style-name="T2">&gt;&lt;/gmd:CI_RoleCode&gt;&lt;/gmd:role&gt;</text:span><text:span text:style-name="T1"><text:line-break/> <text:s text:c="15"/></text:span><text:span text:style-name="T2">&lt;/gmd:CI_ResponsibleParty&gt;</text:span><text:span text:style-name="T1"> <text:s text:c="14"/><text:line-break/> <text:s text:c="11"/></text:span><text:span text:style-name="T2">&lt;/sml:contact&gt;</text:span><text:span text:style-name="T1"> <text:s text:c="9"/></text:span></text:p>
          </table:table-cell>
        </table:table-row>
      </table:table>
      <text:p text:style-name="Text_20_body"><text:span text:style-name="T6"/></text:p>
      <text:h text:style-name="P18" text:outline-level="3"><text:bookmark-start text:name="__RefHeading__11376_2121789111"/>External documentation (manuals, picture)<text:bookmark-end text:name="__RefHeading__11376_2121789111"/></text:h>
      <text:p text:style-name="P1"><text:span text:style-name="T1">Any document can be listed.</text:span></text:p>
      <text:p text:style-name="P1"><text:span text:style-name="T1"/></text:p>
      <text:p text:style-name="P1"><text:span text:style-name="T1">A quicklook picture is strongly recommended:</text:span></text:p>
      <text:p text:style-name="P1"><text:span text:style-name="T1"><text:s text:c="2"/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"><text:span text:style-name="T1"><text:s text:c="2"/></text:span><text:span text:style-name="T2">&lt;sml:document&gt;</text:span><text:span text:style-name="T1"><text:line-break/> <text:s text:c="15"/></text:span><text:span text:style-name="T2">&lt;gmd:CI_OnlineResource&gt;</text:span><text:span text:style-name="T1"><text:line-break/></text:span><text:soft-page-break/><text:span text:style-name="T1"> <text:s text:c="19"/></text:span><text:span text:style-name="T2">&lt;gmd:linkage&gt;</text:span><text:span text:style-name="T1"><text:line-break/> <text:s text:c="23"/></text:span><text:span text:style-name="T2">&lt;gmd:URL&gt;</text:span><text:span text:style-name="T1">http://flotte.ifremer.fr/var/storage/images/medias-ifremer/mediatheque-flotte/flotte/navires/hauturiers/l-atalante/p_atalante.jpg/47908-2-fre-FR/p_atalante.jpg.jpg</text:span><text:span text:style-name="T2">&lt;/gmd:URL&gt;</text:span><text:span text:style-name="T1"><text:line-break/> <text:s text:c="19"/></text:span><text:span text:style-name="T2">&lt;/gmd:linkage&gt;</text:span><text:span text:style-name="T1"><text:line-break/> <text:s text:c="19"/></text:span><text:span text:style-name="T2">&lt;gmd:name&gt;</text:span><text:span text:style-name="T1"><text:line-break/> <text:s text:c="23"/></text:span><text:span text:style-name="T2">&lt;gco:CharacterString&gt;</text:span><text:span text:style-name="T1">p_atalante.jpg.jpg</text:span><text:span text:style-name="T2">&lt;/gco:CharacterString&gt;</text:span><text:span text:style-name="T1"><text:line-break/> <text:s text:c="19"/></text:span><text:span text:style-name="T2">&lt;/gmd:name&gt;</text:span><text:span text:style-name="T1"><text:line-break/> <text:s text:c="19"/></text:span><text:span text:style-name="T2">&lt;gmd:description&gt;</text:span><text:span text:style-name="T1"><text:line-break/> <text:s text:c="23"/></text:span><text:span text:style-name="T2">&lt;gco:CharacterString&gt;</text:span><text:span text:style-name="T1">p_atalante.jpg.jpg</text:span><text:span text:style-name="T2">&lt;/gco:CharacterString&gt;</text:span><text:span text:style-name="T1"><text:line-break/> <text:s text:c="19"/></text:span><text:span text:style-name="T2">&lt;/gmd:description&gt;</text:span><text:span text:style-name="T1"><text:line-break/> <text:s text:c="19"/></text:span><text:span text:style-name="T2">&lt;gmd:function&gt;&lt;gmd:CI_OnLineFunctionCode</text:span><text:span text:style-name="T3"> codeList</text:span><text:span text:style-name="T4">=</text:span><text:span text:style-name="T5">"http://www.ifremer.fr/tematres/vocab/index.php?tema=99"</text:span><text:span text:style-name="T3"> codeListValue</text:span><text:span text:style-name="T4">=</text:span><text:span text:style-name="T5">"quicklook"</text:span><text:span text:style-name="T2">&gt;&lt;/gmd:CI_OnLineFunctionCode&gt;&lt;/gmd:function&gt;</text:span><text:span text:style-name="T1"><text:line-break/> <text:s text:c="15"/></text:span><text:span text:style-name="T2">&lt;/gmd:CI_OnlineResource&gt;</text:span><text:span text:style-name="T1"><text:line-break/> <text:s text:c="9"/></text:span><text:span text:style-name="T2">&lt;/sml:document&gt;</text:span><text:span text:style-name="T1"> <text:s text:c="7"/></text:span></text:p>
          </table:table-cell>
        </table:table-row>
      </table:table>
      <text:p text:style-name="P1"><text:span text:style-name="T2"/></text:p>
      <text:p text:style-name="P4"/>
      <text:h text:style-name="P18" text:outline-level="3"><text:bookmark-start text:name="__RefHeading__11367_2121789111"/>Events <text:s/>(e.g. calibration)<text:bookmark-end text:name="__RefHeading__11367_2121789111"/></text:h>
      <text:p text:style-name="P15"><text:span text:style-name="T6">To be updated in sensorml v2</text:span></text:p>
      <text:p text:style-name="P1"><text:span text:style-name="T1"><text:s text:c="4"/></text:span><text:span text:style-name="T7">&lt;!-- liste des evenements notables --&gt;</text:span><text:span text:style-name="T1"><text:line-break/> <text:s text:c="11"/></text:span><text:span text:style-name="T2">&lt;sml1:history&gt;</text:span><text:span text:style-name="T1"><text:line-break/> <text:s text:c="15"/></text:span><text:span text:style-name="T2">&lt;sml1:EventList&gt;</text:span><text:span text:style-name="T1"><text:line-break/> <text:s text:c="19"/></text:span><text:span text:style-name="T2">&lt;sml1:member</text:span><text:span text:style-name="T3"> name</text:span><text:span text:style-name="T4">=</text:span><text:span text:style-name="T5">"calibration"</text:span><text:span text:style-name="T2">&gt;</text:span><text:span text:style-name="T1"><text:line-break/> <text:s text:c="23"/></text:span><text:span text:style-name="T2">&lt;sml1:Event&gt;</text:span><text:span text:style-name="T1"><text:line-break/> <text:s text:c="27"/></text:span><text:span text:style-name="T2">&lt;sml1:date&gt;</text:span><text:span text:style-name="T1">2012-03-22</text:span><text:span text:style-name="T2">&lt;/sml1:date&gt;</text:span><text:span text:style-name="T1"><text:line-break/> <text:s text:c="27"/></text:span><text:span text:style-name="T2">&lt;gml:description&gt;</text:span><text:span text:style-name="T1">test</text:span><text:span text:style-name="T2">&lt;/gml:description&gt;</text:span><text:span text:style-name="T1"> <text:s text:c="49"/><text:line-break/> <text:s text:c="27"/></text:span><text:span text:style-name="T2">&lt;sml1:contact&gt;&lt;/sml1:contact&gt;</text:span><text:span text:style-name="T1"> <text:s text:c="84"/><text:line-break/></text:span><text:span text:style-name="T1"> <text:s text:c="23"/></text:span><text:span text:style-name="T2">&lt;/sml1:Event&gt;</text:span><text:span text:style-name="T1"><text:line-break/> <text:s text:c="19"/></text:span><text:span text:style-name="T2">&lt;/sml1:member&gt;</text:span><text:span text:style-name="T1"><text:line-break/> <text:s text:c="19"/></text:span><text:span text:style-name="T2">&lt;sml1:member</text:span><text:span text:style-name="T3"> name</text:span><text:span text:style-name="T4">=</text:span><text:span text:style-name="T5">""</text:span><text:span text:style-name="T2">&gt;</text:span><text:span text:style-name="T1"><text:line-break/> <text:s text:c="23"/></text:span><text:span text:style-name="T7">&lt;!-- etc .... --&gt;</text:span><text:span text:style-name="T1"><text:line-break/> <text:s text:c="19"/></text:span><text:span text:style-name="T2">&lt;/sml1:member&gt;</text:span><text:span text:style-name="T1"><text:line-break/> <text:s text:c="15"/></text:span><text:span text:style-name="T2">&lt;/sml1:EventList&gt;</text:span><text:span text:style-name="T1"><text:line-break/> <text:s text:c="15"/><text:line-break/> <text:s text:c="11"/></text:span><text:span text:style-name="T2">&lt;/sml1:history&gt;</text:span></text:p>
      <text:p text:style-name="P4"/>
      <text:h text:style-name="Heading_20_3" text:outline-level="3"><text:bookmark-start text:name="__RefHeading__11369_2121789111"/>List of the hosted sensors and operation period<text:bookmark-end text:name="__RefHeading__11369_2121789111"/></text:h>
      <text:p text:style-name="Text_20_body">Each sensor system, during its described period (<text:bookmark-ref text:reference-format="chapter" text:ref-name="__RefHeading__11365_2121789111">3.2.3</text:bookmark-ref>), hosts sensors (or other sensor systems). They are listed in “components” elements. For each the period during which it has been active is described.</text:p>
      <text:p text:style-name="P4"/>
      <text:p text:style-name="P1"><text:span text:style-name="T1"><text:s text:c="3"/></text:span><text:span text:style-name="T7">&lt;!-- sous composants embarqués --&gt;</text:span><text:span text:style-name="T1"><text:line-break/> <text:s text:c="11"/></text:span><text:span text:style-name="T2">&lt;sml1:components&gt;</text:span><text:span text:style-name="T1"><text:line-break/> <text:s text:c="15"/></text:span><text:span text:style-name="T2">&lt;sml1:ComponentList&gt;</text:span><text:span text:style-name="T1"> <text:s text:c="19"/><text:line-break/></text:span><text:soft-page-break/><text:span text:style-name="T1"> <text:s text:c="19"/></text:span><text:span text:style-name="T2">&lt;sml1:component</text:span><text:span text:style-name="T3"> name</text:span><text:span text:style-name="T4">=</text:span><text:span text:style-name="T5">"CTD"</text:span><text:span text:style-name="T2">&gt;</text:span><text:span text:style-name="T1"><text:line-break/> <text:s text:c="23"/></text:span><text:span text:style-name="T7">&lt;!-- identifiant du composant --&gt;</text:span><text:span text:style-name="T1"><text:line-break/> <text:s text:c="23"/></text:span><text:span text:style-name="T2">&lt;sml1:Component</text:span><text:span text:style-name="T3"> gml:id</text:span><text:span text:style-name="T4">=</text:span><text:span text:style-name="T5">"xccc"</text:span><text:span text:style-name="T2">&gt;</text:span><text:span text:style-name="T1"><text:line-break/> <text:s text:c="27"/></text:span><text:span text:style-name="T7">&lt;!-- periode d'activité --&gt;</text:span><text:span text:style-name="T1"><text:line-break/> <text:s text:c="23"/></text:span><text:span text:style-name="T2">&lt;sml1:validTime&gt;</text:span><text:span text:style-name="T1"><text:line-break/> <text:s text:c="27"/></text:span><text:span text:style-name="T2">&lt;gml:TimePeriod&gt;</text:span><text:span text:style-name="T1"><text:line-break/> <text:s text:c="31"/></text:span><text:span text:style-name="T2">&lt;gml:begin&gt;</text:span><text:span text:style-name="T1"><text:line-break/> <text:s text:c="35"/></text:span><text:span text:style-name="T2">&lt;gml:TimeInstant&gt;&lt;gml:timePosition&gt;</text:span><text:span text:style-name="T1">2013-03-12T09:00:00</text:span><text:span text:style-name="T2">&lt;/gml:timePosition&gt;&lt;/gml:TimeInstant&gt;</text:span><text:span text:style-name="T1"><text:line-break/> <text:s text:c="31"/></text:span><text:span text:style-name="T2">&lt;/gml:begin&gt;</text:span><text:span text:style-name="T1"><text:line-break/> <text:s text:c="31"/></text:span><text:span text:style-name="T2">&lt;gml:end&gt;</text:span><text:span text:style-name="T1"><text:line-break/> <text:s text:c="35"/></text:span><text:span text:style-name="T2">&lt;gml:TimeInstant&gt;&lt;gml:timePosition&gt;</text:span><text:span text:style-name="T1">2013-03-12T10:00:00</text:span><text:span text:style-name="T2">&lt;/gml:timePosition&gt;&lt;/gml:TimeInstant&gt;</text:span><text:span text:style-name="T1"><text:line-break/> <text:s text:c="31"/></text:span><text:span text:style-name="T2">&lt;/gml:end&gt;</text:span><text:span text:style-name="T1"><text:line-break/> <text:s text:c="27"/></text:span><text:span text:style-name="T2">&lt;/gml:TimePeriod&gt;</text:span><text:span text:style-name="T1"><text:line-break/> <text:s text:c="23"/></text:span><text:span text:style-name="T2">&lt;/sml1:validTime&gt;</text:span><text:span text:style-name="T1"><text:line-break/> <text:s text:c="19"/></text:span><text:span text:style-name="T2">&lt;/sml1:Component&gt;</text:span><text:span text:style-name="T1"><text:line-break/> <text:s text:c="23"/><text:line-break/> <text:s text:c="19"/></text:span><text:span text:style-name="T2">&lt;/sml1:component&gt;</text:span><text:span text:style-name="T1"><text:line-break/> <text:s text:c="15"/></text:span><text:span text:style-name="T2">&lt;/sml1:ComponentList&gt;</text:span><text:span text:style-name="T1"> <text:s text:c="15"/><text:line-break/> <text:s text:c="11"/></text:span><text:span text:style-name="T2">&lt;/sml1:components&gt;</text:span><text:span text:style-name="T1"> <text:s text:c="9"/></text:span></text:p>
      <text:p text:style-name="P4"/>
      <text:p text:style-name="P4"/>
      <text:h text:style-name="P17" text:outline-level="1"><text:bookmark-start text:name="__RefHeading__11371_2121789111"/>Generalities<text:bookmark-end text:name="__RefHeading__11371_2121789111"/></text:h>
      <text:h text:style-name="Heading_20_2" text:outline-level="2"><text:bookmark-start text:name="__RefHeading__4103_172282025"/>Sensor ids<text:bookmark-end text:name="__RefHeading__4103_172282025"/></text:h>
      <text:p text:style-name="Standard"><text:span text:style-name="T10">Identification</text:span><text:span text:style-name="T11"> is manage with no collision thank to UUID (http://en.wikipedia.org/wiki/Universally_unique_identifier), generated where the record is first created (see </text:span><text:span text:style-name="T11"><text:bookmark-ref text:reference-format="chapter" text:ref-name="__RefHeading__11361_2121789111">3.2.1</text:bookmark-ref></text:span><text:span text:style-name="T11">)</text:span></text:p>
      <text:p text:style-name="Standard"/>
      <text:p text:style-name="Standard"/>
      <text:p text:style-name="Standard"/>
      <text:p text:style-name="Standard"><text:span text:style-name="T10">format of Ids</text:span> or any reference to related entity are always URI. Type URI are URL which resolve to an on-line resources describing the actual concept (sometime HTTP status 303 as recommended in semantic web <text:a xlink:type="simple" xlink:href="http://en.wikipedia.org/wiki/HTTP_303">http://en.wikipedia.org/wiki/HTTP_303</text:a>)</text:p>
      <text:p text:style-name="Standard"/>
      <text:p text:style-name="P8"/>
      <text:h text:style-name="Heading_20_2" text:outline-level="2"><text:bookmark-start text:name="__RefHeading__4105_172282025"/>SensorML record templates<text:bookmark-end text:name="__RefHeading__4105_172282025"/></text:h>
      <text:p text:style-name="Standard">Depending on sensor systems or sensor types (e.g. thermosalinograph, CTD probe), sensorML templates may be defined as proposed with ODIP project.</text:p>
      <text:p text:style-name="Standard">Examples are given for integrated navigation systems and thermosalinographs (see alfresco).</text:p>
      <text:p text:style-name="Standard"><text:span text:style-name="T6"/></text:p>
      <text:p text:style-name="P5"/>
      <text:h text:style-name="Heading_20_2" text:outline-level="2"><text:bookmark-start text:name="__RefHeading__2367_1183790909"/><text:soft-page-break/>Controlled vocabulary references<text:bookmark-end text:name="__RefHeading__2367_1183790909"/></text:h>
      <text:p text:style-name="Text_20_body">Controlled vocabularies, list or concept are referenced as URI and/or label.</text:p>
      <text:p text:style-name="Text_20_body">At list one among list or concept is identified uniquerly with an URI.</text:p>
      <text:p text:style-name="Text_20_body"/>
      <text:p text:style-name="Text_20_body">Examples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><text:span text:style-name="T1"><text:s text:c="4"/></text:span><text:span text:style-name="T2">&lt;sml:classifier&gt;</text:span><text:span text:style-name="T1"><text:line-break/> <text:s text:c="15"/></text:span><text:span text:style-name="T2">&lt;sml:Term</text:span><text:span text:style-name="T3"> definition</text:span><text:span text:style-name="T4">=</text:span><text:span text:style-name="T5">"http://www.ifremer.fr/tematres/vocab/index.php?tema=51"</text:span><text:span text:style-name="T2">&gt;</text:span><text:span text:style-name="T1"><text:line-break/> <text:s text:c="19"/></text:span><text:span text:style-name="T2">&lt;sml:label&gt;</text:span><text:span text:style-name="T1">family</text:span><text:span text:style-name="T2">&lt;/sml:label&gt;</text:span><text:span text:style-name="T1"><text:line-break/> <text:s text:c="19"/></text:span><text:span text:style-name="T2">&lt;sml:codeSpace</text:span><text:span text:style-name="T3"> xlink:href</text:span><text:span text:style-name="T4">=</text:span><text:span text:style-name="T5">"http://vocab.nerc.ac.uk/collection/L06/current/"</text:span><text:span text:style-name="T2">/&gt;</text:span><text:span text:style-name="T1"><text:line-break/> <text:s text:c="19"/></text:span><text:span text:style-name="T2">&lt;sml:value&gt;</text:span><text:span text:style-name="T1">research vessel</text:span><text:span text:style-name="T2">&lt;/sml:value&gt;</text:span><text:span text:style-name="T1"><text:line-break/> <text:s text:c="15"/></text:span><text:span text:style-name="T2">&lt;/sml:Term&gt;</text:span><text:span text:style-name="T1"><text:line-break/> <text:s text:c="11"/></text:span><text:span text:style-name="T2">&lt;/sml:classifier&gt;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3529_172282025"/>Servers, synchronization off-shore/on-shore<text:bookmark-end text:name="__RefHeading__3529_172282025"/></text:h>
      <text:p text:style-name="P5">SOS-T is an option for pushing observations on-shore.</text:p>
      <text:p text:style-name="P5">The sensorML or O&amp;M records are ecnoded as JSON Array (canonical reversible conversion from and to XML, in Java see http://www.json.org/java/index.html)</text:p>
      <text:p text:style-name="P6"/>
      <text:p text:style-name="P6"/>
      <text:p text:style-name="Standard"/>
      <text:p text:style-name="Standard"/>
      <text:p text:style-name="Standard"/>
      <text:p text:style-name="Standard"/>
      <text:h text:style-name="P17" text:outline-level="1"><text:bookmark-start text:name="__RefHeading__11373_2121789111"/>Annex, example<text:bookmark-end text:name="__RefHeading__11373_2121789111"/></text:h>
      <text:p text:style-name="P5"/>
      <text:h text:style-name="Heading_20_2" text:outline-level="2"><text:bookmark-start text:name="__RefHeading__2369_1183790909"/><text:span text:style-name="T1">Research Vessel</text:span><text:bookmark-end text:name="__RefHeading__2369_1183790909"/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16"><text:span text:style-name="T8">&lt;?xml version="1.0" encoding="UTF-8" standalone="yes"?&gt;</text:span><text:span text:style-name="T1"><text:line-break/></text:span><text:span text:style-name="T2">&lt;sml:PhysicalSystem</text:span><text:span text:style-name="T3"> </text:span><text:span text:style-name="T9">xmlns:xsi</text:span><text:span text:style-name="T4">=</text:span><text:span text:style-name="T5">"http://www.w3.org/2001/XMLSchema-instance"</text:span><text:span text:style-name="T1"><text:line-break/></text:span><text:span text:style-name="T3"> <text:s text:c="3"/></text:span><text:span text:style-name="T9">xmlns:gmd</text:span><text:span text:style-name="T4">=</text:span><text:span text:style-name="T5">"http://www.isotc211.org/2005/gmd"</text:span><text:span text:style-name="T3"> </text:span><text:span text:style-name="T9">xmlns:gco</text:span><text:span text:style-name="T4">=</text:span><text:span text:style-name="T5">"http://www.isotc211.org/2005/gco"</text:span><text:span text:style-name="T1"><text:line-break/></text:span><text:span text:style-name="T3"> <text:s text:c="3"/></text:span><text:span text:style-name="T9">xmlns:sml</text:span><text:span text:style-name="T4">=</text:span><text:span text:style-name="T5">"http://www.opengis.net/sensorml/2.0"</text:span><text:span text:style-name="T3"> </text:span><text:span text:style-name="T9">xmlns:xlink</text:span><text:span text:style-name="T4">=</text:span><text:span text:style-name="T5">"http://www.w3.org/1999/xlink"</text:span><text:span text:style-name="T1"><text:line-break/></text:span><text:span text:style-name="T3"> <text:s text:c="3"/></text:span><text:span text:style-name="T9">xmlns:gml</text:span><text:span text:style-name="T4">=</text:span><text:span text:style-name="T5">"http://www.opengis.net/gml/3.2"</text:span><text:span text:style-name="T3"> </text:span><text:span text:style-name="T9">xmlns:swe</text:span><text:span text:style-name="T4">=</text:span><text:span text:style-name="T5">"http://www.opengis.net/swe/2.0"</text:span><text:span text:style-name="T1"><text:line-break/></text:span><text:span text:style-name="T3"> <text:s text:c="3"/>xsi:schemaLocation</text:span><text:span text:style-name="T4">=</text:span><text:span text:style-name="T5">"http://www.opengis.net/sensorml/2.0 http://schemas.opengis.net/sensorML/2.0/sensorML.xsd"</text:span><text:span text:style-name="T1"><text:line-break/></text:span><text:span text:style-name="T3"> <text:s text:c="3"/>gml:id</text:span><text:span text:style-name="T4">=</text:span><text:span text:style-name="T5">"top"</text:span><text:span text:style-name="T2">&gt;</text:span><text:span text:style-name="T1"><text:line-break/><text:line-break/></text:span><text:soft-page-break/><text:span text:style-name="T1"><text:line-break/><text:line-break/><text:line-break/> <text:s text:c="3"/></text:span><text:span text:style-name="T2">&lt;gml:description&gt;</text:span><text:span text:style-name="T1">ATALANTE IFREMER Research Vessel operated by GENAVIR</text:span><text:span text:style-name="T2">&lt;/gml:description&gt;</text:span><text:span text:style-name="T1"><text:line-break/> <text:s text:c="3"/></text:span><text:span text:style-name="T2">&lt;gml:name&gt;</text:span><text:span text:style-name="T1">ATALANTE</text:span><text:span text:style-name="T2">&lt;/gml:name&gt;</text:span><text:span text:style-name="T1"><text:line-break/><text:line-break/> <text:s text:c="3"/></text:span><text:span text:style-name="T2">&lt;sml:identification&gt;</text:span><text:span text:style-name="T1"><text:line-break/><text:line-break/> <text:s text:c="7"/></text:span><text:span text:style-name="T2">&lt;sml:IdentifierList&gt;</text:span><text:span text:style-name="T1"><text:line-break/> <text:s text:c="11"/></text:span><text:span text:style-name="T7">&lt;!-- #### uuid ##### --&gt;</text:span><text:span text:style-name="T1"><text:line-break/> <text:s text:c="11"/></text:span><text:span text:style-name="T2">&lt;sml:identifier&gt;</text:span><text:span text:style-name="T1"><text:line-break/> <text:s text:c="15"/></text:span><text:span text:style-name="T2">&lt;sml:Term</text:span><text:span text:style-name="T3"> definition</text:span><text:span text:style-name="T4">=</text:span><text:span text:style-name="T5">"http://www.ifremer.fr/tematres/vocab/index.php?tema=66"</text:span><text:span text:style-name="T2">&gt;</text:span><text:span text:style-name="T1"><text:line-break/> <text:s text:c="19"/></text:span><text:span text:style-name="T2">&lt;sml:label&gt;</text:span><text:span text:style-name="T1">uuid</text:span><text:span text:style-name="T2">&lt;/sml:label&gt;</text:span><text:span text:style-name="T1"><text:line-break/> <text:s text:c="19"/></text:span><text:span text:style-name="T2">&lt;sml:value&gt;</text:span><text:span text:style-name="T1">2764d202-6814-4fd4-88fb-816325d817a0</text:span><text:span text:style-name="T2">&lt;/sml:value&gt;</text:span><text:span text:style-name="T1"><text:line-break/> <text:s text:c="15"/></text:span><text:span text:style-name="T2">&lt;/sml:Term&gt;</text:span><text:span text:style-name="T1"><text:line-break/> <text:s text:c="11"/></text:span><text:span text:style-name="T2">&lt;/sml:identifier&gt;</text:span><text:span text:style-name="T1"><text:line-break/><text:line-break/> <text:s text:c="7"/><text:line-break/><text:line-break/> <text:s text:c="7"/></text:span><text:span text:style-name="T2">&lt;/sml:IdentifierList&gt;</text:span><text:span text:style-name="T1"><text:line-break/> <text:s text:c="3"/></text:span><text:span text:style-name="T2">&lt;/sml:identification&gt;</text:span><text:span text:style-name="T1"><text:line-break/><text:line-break/><text:line-break/> <text:s text:c="3"/></text:span><text:span text:style-name="T2">&lt;sml:classification&gt;</text:span><text:span text:style-name="T1"><text:line-break/> <text:s text:c="7"/></text:span><text:span text:style-name="T2">&lt;sml:ClassifierList&gt;</text:span><text:span text:style-name="T1"><text:line-break/> <text:s text:c="11"/></text:span><text:span text:style-name="T7">&lt;!-- #### PLATFORM_FAMILY ############### --&gt;</text:span><text:span text:style-name="T1"><text:line-break/> <text:s text:c="11"/></text:span><text:span text:style-name="T2">&lt;sml:classifier&gt;</text:span><text:span text:style-name="T1"><text:line-break/> <text:s text:c="15"/></text:span><text:span text:style-name="T2">&lt;sml:Term</text:span><text:span text:style-name="T3"> definition</text:span><text:span text:style-name="T4">=</text:span><text:span text:style-name="T5">"http://www.ifremer.fr/tematres/vocab/index.php?tema=51"</text:span><text:span text:style-name="T2">&gt;</text:span><text:span text:style-name="T1"><text:line-break/> <text:s text:c="19"/></text:span><text:span text:style-name="T2">&lt;sml:label&gt;</text:span><text:span text:style-name="T1">family</text:span><text:span text:style-name="T2">&lt;/sml:label&gt;</text:span><text:span text:style-name="T1"><text:line-break/> <text:s text:c="19"/></text:span><text:span text:style-name="T2">&lt;sml:codeSpace</text:span><text:span text:style-name="T3"> xlink:href</text:span><text:span text:style-name="T4">=</text:span><text:span text:style-name="T5">"http://vocab.nerc.ac.uk/collection/L06/current/"</text:span><text:span text:style-name="T2">/&gt;</text:span><text:span text:style-name="T1"><text:line-break/> <text:s text:c="19"/></text:span><text:span text:style-name="T2">&lt;sml:value&gt;</text:span><text:span text:style-name="T1">research vessel</text:span><text:span text:style-name="T2">&lt;/sml:value&gt;</text:span><text:span text:style-name="T1"><text:line-break/> <text:s text:c="15"/></text:span><text:span text:style-name="T2">&lt;/sml:Term&gt;</text:span><text:span text:style-name="T1"><text:line-break/> <text:s text:c="11"/></text:span><text:span text:style-name="T2">&lt;/sml:classifier&gt;</text:span><text:span text:style-name="T1"><text:line-break/> <text:s text:c="7"/></text:span><text:span text:style-name="T2">&lt;/sml:ClassifierList&gt;</text:span><text:span text:style-name="T1"><text:line-break/> <text:s text:c="3"/></text:span><text:span text:style-name="T2">&lt;/sml:classification&gt;</text:span><text:span text:style-name="T1"><text:line-break/> <text:s text:c="3"/></text:span><text:span text:style-name="T7">&lt;!-- Periode pendant laquelle la description la description courante est applicable --&gt;</text:span><text:span text:style-name="T1"><text:line-break/> <text:s text:c="3"/></text:span><text:span text:style-name="T2">&lt;sml:validTime&gt;</text:span><text:span text:style-name="T1"><text:line-break/> <text:s text:c="7"/></text:span><text:span text:style-name="T2">&lt;gml:TimePeriod</text:span><text:span text:style-name="T3"> gml:id</text:span><text:span text:style-name="T4">=</text:span><text:span text:style-name="T5">"validTime"</text:span><text:span text:style-name="T2">&gt;</text:span><text:span text:style-name="T1"><text:line-break/> <text:s text:c="11"/></text:span><text:span text:style-name="T2">&lt;gml:beginPosition&gt;</text:span><text:span text:style-name="T1">1989</text:span><text:span text:style-name="T2">&lt;/gml:beginPosition&gt;</text:span><text:span text:style-name="T1"><text:line-break/> <text:s text:c="11"/></text:span><text:span text:style-name="T2">&lt;gml:endPosition&gt;</text:span><text:span text:style-name="T1">2014</text:span><text:span text:style-name="T2">&lt;/gml:endPosition&gt;</text:span><text:span text:style-name="T1"><text:line-break/> <text:s text:c="7"/></text:span><text:span text:style-name="T2">&lt;/gml:TimePeriod&gt;</text:span><text:span text:style-name="T1"><text:line-break/> <text:s text:c="3"/></text:span><text:span text:style-name="T2">&lt;/sml:validTime&gt;</text:span><text:span text:style-name="T1"><text:line-break/> <text:s text:c="3"/></text:span><text:span text:style-name="T2">&lt;sml:contacts&gt;</text:span><text:span text:style-name="T1"><text:line-break/> <text:s text:c="7"/></text:span><text:span text:style-name="T2">&lt;sml:ContactList&gt;</text:span><text:span text:style-name="T1"><text:line-break/> <text:s text:c="11"/></text:span><text:span text:style-name="T2">&lt;sml:contact&gt;</text:span><text:span text:style-name="T1"><text:line-break/> <text:s text:c="15"/></text:span><text:span text:style-name="T2">&lt;gmd:CI_ResponsibleParty&gt;</text:span><text:span text:style-name="T1"><text:line-break/> <text:s text:c="19"/></text:span><text:soft-page-break/><text:span text:style-name="T2">&lt;gmd:organisationName&gt;&lt;gco:CharacterString&gt;</text:span><text:span text:style-name="T1">IFREMER</text:span><text:span text:style-name="T2">&lt;/gco:CharacterString&gt;&lt;/gmd:organisationName&gt;</text:span><text:span text:style-name="T1"><text:line-break/> <text:s text:c="19"/></text:span><text:span text:style-name="T2">&lt;gmd:role&gt;&lt;gmd:CI_RoleCode</text:span><text:span text:style-name="T3"> codeList</text:span><text:span text:style-name="T4">=</text:span><text:span text:style-name="T5">"http://www.ifremer.fr/tematres/vocab/index.php?tema=67"</text:span><text:span text:style-name="T3"> codeListValue</text:span><text:span text:style-name="T4">=</text:span><text:span text:style-name="T5">"owner"</text:span><text:span text:style-name="T2">&gt;&lt;/gmd:CI_RoleCode&gt;&lt;/gmd:role&gt;</text:span><text:span text:style-name="T1"><text:line-break/> <text:s text:c="15"/></text:span><text:span text:style-name="T2">&lt;/gmd:CI_ResponsibleParty&gt;</text:span><text:span text:style-name="T1"> <text:s text:c="14"/><text:line-break/> <text:s text:c="11"/></text:span><text:span text:style-name="T2">&lt;/sml:contact&gt;</text:span><text:span text:style-name="T1"> <text:s text:c="9"/><text:line-break/> <text:s text:c="11"/></text:span><text:span text:style-name="T2">&lt;sml:contact&gt;</text:span><text:span text:style-name="T1"><text:line-break/> <text:s text:c="15"/></text:span><text:span text:style-name="T2">&lt;gmd:CI_ResponsibleParty&gt;</text:span><text:span text:style-name="T1"><text:line-break/> <text:s text:c="19"/></text:span><text:span text:style-name="T2">&lt;gmd:organisationName&gt;&lt;gco:CharacterString&gt;</text:span><text:span text:style-name="T1">GENAVIR</text:span><text:span text:style-name="T2">&lt;/gco:CharacterString&gt;&lt;/gmd:organisationName&gt;</text:span><text:span text:style-name="T1"><text:line-break/> <text:s text:c="19"/></text:span><text:span text:style-name="T2">&lt;gmd:role&gt;&lt;gmd:CI_RoleCode</text:span><text:span text:style-name="T3"> codeList</text:span><text:span text:style-name="T4">=</text:span><text:span text:style-name="T5">"http://www.ifremer.fr/tematres/vocab/index.php?tema=67"</text:span><text:span text:style-name="T3"> codeListValue</text:span><text:span text:style-name="T4">=</text:span><text:span text:style-name="T5">"operator"</text:span><text:span text:style-name="T2">&gt;&lt;/gmd:CI_RoleCode&gt;&lt;/gmd:role&gt;</text:span><text:span text:style-name="T1"><text:line-break/> <text:s text:c="15"/></text:span><text:span text:style-name="T2">&lt;/gmd:CI_ResponsibleParty&gt;</text:span><text:span text:style-name="T1"> <text:s text:c="14"/><text:line-break/> <text:s text:c="11"/></text:span><text:span text:style-name="T2">&lt;/sml:contact&gt;</text:span><text:span text:style-name="T1"> <text:s text:c="10"/><text:line-break/> <text:s text:c="7"/></text:span><text:span text:style-name="T2">&lt;/sml:ContactList&gt;</text:span><text:span text:style-name="T1"> <text:s text:c="7"/><text:line-break/> <text:s text:c="3"/></text:span><text:span text:style-name="T2">&lt;/sml:contacts&gt;</text:span><text:span text:style-name="T1"><text:line-break/> <text:s text:c="3"/><text:line-break/> <text:s text:c="3"/></text:span><text:span text:style-name="T2">&lt;sml:documentation&gt;</text:span><text:span text:style-name="T1"><text:line-break/> <text:s text:c="7"/></text:span><text:span text:style-name="T2">&lt;sml:DocumentList&gt;</text:span><text:span text:style-name="T1"><text:line-break/> <text:s text:c="11"/></text:span><text:span text:style-name="T7">&lt;!-- une photo de la plateforme est recommandée ici <text:s text:c="40"/>--&gt;</text:span><text:span text:style-name="T1"><text:line-break/> <text:s text:c="11"/></text:span><text:span text:style-name="T7">&lt;!-- des documents géré dans des systèmes (librarie) peuvent aussi être référencés, <text:s text:c="8"/>--&gt;</text:span><text:span text:style-name="T1"><text:line-break/> <text:s text:c="11"/></text:span><text:span text:style-name="T7">&lt;!-- dans ce cas on utilise des liens href vers ces systèmes <text:s text:c="31"/>--&gt;</text:span><text:span text:style-name="T1"> <text:s text:c="8"/><text:line-break/> <text:s text:c="9"/></text:span><text:span text:style-name="T2">&lt;sml:document&gt;</text:span><text:span text:style-name="T1"><text:line-break/> <text:s text:c="15"/></text:span><text:span text:style-name="T2">&lt;gmd:CI_OnlineResource&gt;</text:span><text:span text:style-name="T1"><text:line-break/> <text:s text:c="19"/></text:span><text:span text:style-name="T2">&lt;gmd:linkage&gt;</text:span><text:span text:style-name="T1"><text:line-break/> <text:s text:c="23"/></text:span><text:span text:style-name="T2">&lt;gmd:URL&gt;</text:span><text:span text:style-name="T1">http://flotte.ifremer.fr/var/storage/images/medias-ifremer/mediatheque-flotte/flotte/navires/hauturiers/l-atalante/p_atalante.jpg/47908-2-fre-FR/p_atalante.jpg.jpg</text:span><text:span text:style-name="T2">&lt;/gmd:URL&gt;</text:span><text:span text:style-name="T1"><text:line-break/> <text:s text:c="19"/></text:span><text:span text:style-name="T2">&lt;/gmd:linkage&gt;</text:span><text:span text:style-name="T1"><text:line-break/> <text:s text:c="19"/></text:span><text:span text:style-name="T2">&lt;gmd:name&gt;</text:span><text:span text:style-name="T1"><text:line-break/> <text:s text:c="23"/></text:span><text:span text:style-name="T2">&lt;gco:CharacterString&gt;</text:span><text:span text:style-name="T1">p_atalante.jpg.jpg</text:span><text:span text:style-name="T2">&lt;/gco:CharacterString&gt;</text:span><text:span text:style-name="T1"><text:line-break/> <text:s text:c="19"/></text:span><text:span text:style-name="T2">&lt;/gmd:name&gt;</text:span><text:span text:style-name="T1"><text:line-break/> <text:s text:c="19"/></text:span><text:span text:style-name="T2">&lt;gmd:description&gt;</text:span><text:span text:style-name="T1"><text:line-break/> <text:s text:c="23"/></text:span><text:span text:style-name="T2">&lt;gco:CharacterString&gt;</text:span><text:span text:style-name="T1">p_atalante.jpg.jpg</text:span><text:span text:style-name="T2">&lt;/gco:CharacterString&gt;</text:span><text:span text:style-name="T1"><text:line-break/> <text:s text:c="19"/></text:span><text:span text:style-name="T2">&lt;/gmd:description&gt;</text:span><text:span text:style-name="T1"><text:line-break/> <text:s text:c="19"/></text:span><text:span text:style-name="T2">&lt;gmd:function&gt;&lt;gmd:CI_OnLineFunctionCode</text:span><text:span text:style-name="T3"> codeList</text:span><text:span text:style-name="T4">=</text:span><text:span text:style-name="T5">"http://www.ifremer.fr/tematres/vocab/index.php?tema=99"</text:span><text:span text:style-name="T3"> codeListValue</text:span><text:span text:style-name="T4">=</text:span><text:span text:style-name="T5">"quicklook"</text:span><text:span text:style-name="T2">&gt;&lt;/gmd:CI_OnLineFunctionCode&gt;&lt;/gmd:function&gt;</text:span><text:span text:style-name="T1"><text:line-break/> <text:s text:c="15"/></text:span><text:span text:style-name="T2">&lt;/gmd:CI_OnlineResource&gt;</text:span><text:span text:style-name="T1"><text:line-break/> <text:s text:c="9"/></text:span><text:span text:style-name="T2">&lt;/sml:document&gt;</text:span><text:span text:style-name="T1"> <text:s text:c="7"/><text:line-break/> <text:s text:c="7"/></text:span><text:span text:style-name="T2">&lt;/sml:DocumentList&gt;</text:span><text:span text:style-name="T1"><text:line-break/> <text:s text:c="3"/></text:span><text:span text:style-name="T2">&lt;/sml:documentation&gt;</text:span><text:span text:style-name="T1"> <text:s text:c="2"/><text:line-break/><text:line-break/> <text:s text:c="3"/></text:span><text:span text:style-name="T2">&lt;sml:components&gt;</text:span><text:span text:style-name="T1"><text:line-break/> <text:s text:c="7"/></text:span><text:span text:style-name="T2">&lt;sml:ComponentList&gt;</text:span><text:span text:style-name="T1"><text:line-break/></text:span><text:soft-page-break/><text:span text:style-name="T1"><text:line-break/><text:line-break/> <text:s text:c="11"/></text:span><text:span text:style-name="T7">&lt;!-- ###############################################################--&gt;</text:span><text:span text:style-name="T1"><text:line-break/> <text:s text:c="11"/></text:span><text:span text:style-name="T7">&lt;!-- ################### CONTROLLER BOARD description ##############--&gt;</text:span><text:span text:style-name="T1"><text:line-break/> <text:s text:c="11"/></text:span><text:span text:style-name="T7">&lt;!-- ###############################################################--&gt;</text:span><text:span text:style-name="T1"><text:line-break/> <text:s text:c="11"/></text:span><text:span text:style-name="T2">&lt;sml:component</text:span><text:span text:style-name="T3"> name</text:span><text:span text:style-name="T4">=</text:span><text:span text:style-name="T5">"TSG"</text:span><text:span text:style-name="T3"> xlink:href</text:span><text:span text:style-name="T4">=</text:span><text:span text:style-name="T5">"http://ubisi54.ifremer.fr:8080/sensornanny/record/056cc4aa-d862-42b9-bd83-f537910405af"</text:span><text:span text:style-name="T2">&gt;</text:span><text:span text:style-name="T1"> <text:s text:c="14"/><text:line-break/> <text:s text:c="11"/></text:span><text:span text:style-name="T2">&lt;/sml:component&gt;</text:span><text:span text:style-name="T1"><text:line-break/><text:line-break/> <text:s text:c="11"/></text:span><text:span text:style-name="T2">&lt;sml:component</text:span><text:span text:style-name="T3"> name</text:span><text:span text:style-name="T4">=</text:span><text:span text:style-name="T5">"CINNA"</text:span><text:span text:style-name="T3"> xlink:href</text:span><text:span text:style-name="T4">=</text:span><text:span text:style-name="T5">"http://ubisi54.ifremer.fr:8080/sensornanny/record/056cc4aa-d862-42b9-bd83-f537910405af"</text:span><text:span text:style-name="T2">&gt;</text:span><text:span text:style-name="T1"> <text:s text:c="15"/><text:line-break/> <text:s text:c="11"/></text:span><text:span text:style-name="T2">&lt;/sml:component&gt;</text:span><text:span text:style-name="T1"><text:line-break/> <text:s/><text:line-break/><text:line-break/><text:line-break/> <text:s text:c="7"/></text:span><text:span text:style-name="T2">&lt;/sml:ComponentList&gt;</text:span><text:span text:style-name="T1"><text:line-break/> <text:s text:c="3"/></text:span><text:span text:style-name="T2">&lt;/sml:components&gt;</text:span><text:span text:style-name="T1"><text:line-break/><text:line-break/></text:span><text:span text:style-name="T2">&lt;/sml:PhysicalSystem&gt;</text:span><text:span text:style-name="T1"><text:line-break/></text:span></text:p>
          </table:table-cell>
        </table:table-row>
      </table:table>
      <text:p text:style-name="Text_20_body"><text:span text:style-name="T1"/></text:p>
      <text:h text:style-name="Heading_20_2" text:outline-level="2"><text:bookmark-start text:name="__RefHeading__2371_1183790909"/><text:span text:style-name="T1">Thermosalinograph on-board</text:span><text:bookmark-end text:name="__RefHeading__2371_1183790909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6"><text:span text:style-name="T8">&lt;?xml version="1.0" encoding="UTF-8" standalone="yes"?&gt;</text:span><text:span text:style-name="T1"><text:line-break/></text:span><text:span text:style-name="T2">&lt;sml:PhysicalSystem</text:span><text:span text:style-name="T3"> </text:span><text:span text:style-name="T9">xmlns:xsi</text:span><text:span text:style-name="T4">=</text:span><text:span text:style-name="T5">"http://www.w3.org/2001/XMLSchema-instance"</text:span><text:span text:style-name="T1"><text:line-break/></text:span><text:span text:style-name="T3"> <text:s text:c="3"/></text:span><text:span text:style-name="T9">xmlns:gmd</text:span><text:span text:style-name="T4">=</text:span><text:span text:style-name="T5">"http://www.isotc211.org/2005/gmd"</text:span><text:span text:style-name="T3"> </text:span><text:span text:style-name="T9">xmlns:gco</text:span><text:span text:style-name="T4">=</text:span><text:span text:style-name="T5">"http://www.isotc211.org/2005/gco"</text:span><text:span text:style-name="T1"><text:line-break/></text:span><text:span text:style-name="T3"> <text:s text:c="3"/></text:span><text:span text:style-name="T9">xmlns:sml</text:span><text:span text:style-name="T4">=</text:span><text:span text:style-name="T5">"http://www.opengis.net/sensorml/2.0"</text:span><text:span text:style-name="T3"> </text:span><text:span text:style-name="T9">xmlns:xlink</text:span><text:span text:style-name="T4">=</text:span><text:span text:style-name="T5">"http://www.w3.org/1999/xlink"</text:span><text:span text:style-name="T1"><text:line-break/></text:span><text:span text:style-name="T3"> <text:s text:c="3"/></text:span><text:span text:style-name="T9">xmlns:gml</text:span><text:span text:style-name="T4">=</text:span><text:span text:style-name="T5">"http://www.opengis.net/gml/3.2"</text:span><text:span text:style-name="T3"> </text:span><text:span text:style-name="T9">xmlns:swe</text:span><text:span text:style-name="T4">=</text:span><text:span text:style-name="T5">"http://www.opengis.net/swe/2.0"</text:span><text:span text:style-name="T1"><text:line-break/></text:span><text:span text:style-name="T3"> <text:s text:c="3"/>xsi:schemaLocation</text:span><text:span text:style-name="T4">=</text:span><text:span text:style-name="T5">"http://www.opengis.net/sensorml/2.0 http://schemas.opengis.net/sensorML/2.0/sensorML.xsd"</text:span><text:span text:style-name="T1"><text:line-break/></text:span><text:span text:style-name="T3"> <text:s text:c="3"/>gml:id</text:span><text:span text:style-name="T4">=</text:span><text:span text:style-name="T5">"top"</text:span><text:span text:style-name="T2">&gt;</text:span><text:span text:style-name="T1"><text:line-break/><text:line-break/><text:line-break/><text:line-break/><text:line-break/> <text:s text:c="3"/></text:span><text:span text:style-name="T2">&lt;gml:description&gt;</text:span><text:span text:style-name="T1">Thermosalingraph on Atalante (SBE 21)</text:span><text:span text:style-name="T2">&lt;/gml:description&gt;</text:span><text:span text:style-name="T1"><text:line-break/> <text:s text:c="3"/></text:span><text:span text:style-name="T2">&lt;gml:name&gt;</text:span><text:span text:style-name="T1">Thermosalinograph</text:span><text:span text:style-name="T2">&lt;/gml:name&gt;</text:span><text:span text:style-name="T1"><text:line-break/><text:line-break/> <text:s text:c="3"/></text:span><text:span text:style-name="T2">&lt;sml:identification&gt;</text:span><text:span text:style-name="T1"><text:line-break/><text:line-break/> <text:s text:c="7"/></text:span><text:span text:style-name="T2">&lt;sml:IdentifierList&gt;</text:span><text:span text:style-name="T1"><text:line-break/> <text:s text:c="11"/></text:span><text:span text:style-name="T7">&lt;!-- #### uuid ##### --&gt;</text:span><text:span text:style-name="T1"><text:line-break/> <text:s text:c="11"/></text:span><text:span text:style-name="T2">&lt;sml:identifier&gt;</text:span><text:span text:style-name="T1"><text:line-break/> <text:s text:c="15"/></text:span><text:span text:style-name="T2">&lt;sml:Term</text:span><text:span text:style-name="T3"> definition</text:span><text:span text:style-name="T4">=</text:span><text:span text:style-name="T5">"http://www.ifremer.fr/tematres/vocab/index.php?tema=66"</text:span><text:span text:style-name="T2">&gt;</text:span><text:span text:style-name="T1"><text:line-break/> <text:s text:c="19"/></text:span><text:span text:style-name="T2">&lt;sml:label&gt;</text:span><text:span text:style-name="T1">uuid</text:span><text:span text:style-name="T2">&lt;/sml:label&gt;</text:span><text:span text:style-name="T1"><text:line-break/></text:span><text:soft-page-break/><text:span text:style-name="T1"> <text:s text:c="19"/></text:span><text:span text:style-name="T2">&lt;sml:value&gt;</text:span><text:span text:style-name="T1">056cc4aa-d862-42b9-bd83-f537910405af</text:span><text:span text:style-name="T2">&lt;/sml:value&gt;</text:span><text:span text:style-name="T1"><text:line-break/> <text:s text:c="15"/></text:span><text:span text:style-name="T2">&lt;/sml:Term&gt;</text:span><text:span text:style-name="T1"><text:line-break/> <text:s text:c="11"/></text:span><text:span text:style-name="T2">&lt;/sml:identifier&gt;</text:span><text:span text:style-name="T1"><text:line-break/><text:line-break/> <text:s text:c="7"/><text:line-break/><text:line-break/> <text:s text:c="7"/></text:span><text:span text:style-name="T2">&lt;/sml:IdentifierList&gt;</text:span><text:span text:style-name="T1"><text:line-break/> <text:s text:c="3"/></text:span><text:span text:style-name="T2">&lt;/sml:identification&gt;</text:span><text:span text:style-name="T1"><text:line-break/><text:line-break/><text:line-break/> <text:s text:c="3"/></text:span><text:span text:style-name="T2">&lt;sml:classification&gt;</text:span><text:span text:style-name="T1"><text:line-break/> <text:s text:c="7"/></text:span><text:span text:style-name="T2">&lt;sml:ClassifierList&gt;</text:span><text:span text:style-name="T1"><text:line-break/> <text:s text:c="11"/></text:span><text:span text:style-name="T7">&lt;!-- #### PLATFORM_FAMILY ############### --&gt;</text:span><text:span text:style-name="T1"><text:line-break/> <text:s text:c="11"/></text:span><text:span text:style-name="T2">&lt;sml:classifier&gt;</text:span><text:span text:style-name="T1"><text:line-break/> <text:s text:c="15"/></text:span><text:span text:style-name="T2">&lt;sml:Term</text:span><text:span text:style-name="T3"> definition</text:span><text:span text:style-name="T4">=</text:span><text:span text:style-name="T5">"http://www.ifremer.fr/tematres/vocab/index.php?tema=51"</text:span><text:span text:style-name="T2">&gt;</text:span><text:span text:style-name="T1"><text:line-break/> <text:s text:c="19"/></text:span><text:span text:style-name="T2">&lt;sml:label&gt;</text:span><text:span text:style-name="T1">family</text:span><text:span text:style-name="T2">&lt;/sml:label&gt;</text:span><text:span text:style-name="T1"><text:line-break/> <text:s text:c="19"/></text:span><text:span text:style-name="T2">&lt;sml:codeSpace</text:span><text:span text:style-name="T3"> xlink:href</text:span><text:span text:style-name="T4">=</text:span><text:span text:style-name="T5">"http://vocab.nerc.ac.uk/collection/L22/current/TOOL0667/"</text:span><text:span text:style-name="T2">/&gt;</text:span><text:span text:style-name="T1"><text:line-break/> <text:s text:c="19"/></text:span><text:span text:style-name="T2">&lt;sml:value&gt;</text:span><text:span text:style-name="T1">research vessel</text:span><text:span text:style-name="T2">&lt;/sml:value&gt;</text:span><text:span text:style-name="T1"><text:line-break/> <text:s text:c="15"/></text:span><text:span text:style-name="T2">&lt;/sml:Term&gt;</text:span><text:span text:style-name="T1"><text:line-break/> <text:s text:c="11"/></text:span><text:span text:style-name="T2">&lt;/sml:classifier&gt;</text:span><text:span text:style-name="T1"><text:line-break/> <text:s text:c="7"/></text:span><text:span text:style-name="T2">&lt;/sml:ClassifierList&gt;</text:span><text:span text:style-name="T1"><text:line-break/> <text:s text:c="3"/></text:span><text:span text:style-name="T2">&lt;/sml:classification&gt;</text:span><text:span text:style-name="T1"><text:line-break/> <text:s text:c="3"/></text:span><text:span text:style-name="T7">&lt;!-- Periode pendant laquelle la description la description courante est applicable --&gt;</text:span><text:span text:style-name="T1"><text:line-break/> <text:s text:c="3"/></text:span><text:span text:style-name="T2">&lt;sml:validTime&gt;</text:span><text:span text:style-name="T1"><text:line-break/> <text:s text:c="7"/></text:span><text:span text:style-name="T2">&lt;gml:TimePeriod</text:span><text:span text:style-name="T3"> gml:id</text:span><text:span text:style-name="T4">=</text:span><text:span text:style-name="T5">"validTime"</text:span><text:span text:style-name="T2">&gt;</text:span><text:span text:style-name="T1"><text:line-break/> <text:s text:c="11"/></text:span><text:span text:style-name="T2">&lt;gml:beginPosition&gt;</text:span><text:span text:style-name="T1">1989</text:span><text:span text:style-name="T2">&lt;/gml:beginPosition&gt;</text:span><text:span text:style-name="T1"><text:line-break/> <text:s text:c="11"/></text:span><text:span text:style-name="T2">&lt;gml:endPosition&gt;</text:span><text:span text:style-name="T1">2014</text:span><text:span text:style-name="T2">&lt;/gml:endPosition&gt;</text:span><text:span text:style-name="T1"><text:line-break/> <text:s text:c="7"/></text:span><text:span text:style-name="T2">&lt;/gml:TimePeriod&gt;</text:span><text:span text:style-name="T1"><text:line-break/> <text:s text:c="3"/></text:span><text:span text:style-name="T2">&lt;/sml:validTime&gt;</text:span><text:span text:style-name="T1"><text:line-break/> <text:s text:c="3"/></text:span><text:span text:style-name="T2">&lt;sml:contacts&gt;</text:span><text:span text:style-name="T1"><text:line-break/> <text:s text:c="7"/></text:span><text:span text:style-name="T2">&lt;sml:ContactList&gt;</text:span><text:span text:style-name="T1"><text:line-break/> <text:s text:c="11"/></text:span><text:span text:style-name="T2">&lt;sml:contact&gt;</text:span><text:span text:style-name="T1"><text:line-break/> <text:s text:c="15"/></text:span><text:span text:style-name="T2">&lt;gmd:CI_ResponsibleParty&gt;</text:span><text:span text:style-name="T1"><text:line-break/> <text:s text:c="19"/></text:span><text:span text:style-name="T2">&lt;gmd:organisationName&gt;&lt;gco:CharacterString&gt;</text:span><text:span text:style-name="T1">IFREMER</text:span><text:span text:style-name="T2">&lt;/gco:CharacterString&gt;&lt;/gmd:organisationName&gt;</text:span><text:span text:style-name="T1"><text:line-break/> <text:s text:c="19"/></text:span><text:span text:style-name="T2">&lt;gmd:role&gt;&lt;gmd:CI_RoleCode</text:span><text:span text:style-name="T3"> codeList</text:span><text:span text:style-name="T4">=</text:span><text:span text:style-name="T5">"http://www.ifremer.fr/tematres/vocab/index.php?tema=67"</text:span><text:span text:style-name="T3"> codeListValue</text:span><text:span text:style-name="T4">=</text:span><text:span text:style-name="T5">"owner"</text:span><text:span text:style-name="T2">&gt;&lt;/gmd:CI_RoleCode&gt;&lt;/gmd:role&gt;</text:span><text:span text:style-name="T1"><text:line-break/> <text:s text:c="15"/></text:span><text:span text:style-name="T2">&lt;/gmd:CI_ResponsibleParty&gt;</text:span><text:span text:style-name="T1"> <text:s text:c="14"/><text:line-break/> <text:s text:c="11"/></text:span><text:span text:style-name="T2">&lt;/sml:contact&gt;</text:span><text:span text:style-name="T1"><text:line-break/> <text:s text:c="11"/></text:span><text:span text:style-name="T2">&lt;sml:contact&gt;</text:span><text:span text:style-name="T1"><text:line-break/> <text:s text:c="15"/></text:span><text:span text:style-name="T2">&lt;gmd:CI_ResponsibleParty&gt;</text:span><text:span text:style-name="T1"><text:line-break/> <text:s text:c="19"/></text:span><text:span text:style-name="T2">&lt;gmd:organisationName&gt;&lt;gco:CharacterString&gt;</text:span><text:span text:style-name="T1">GENAVIR</text:span><text:span text:style-name="T2">&lt;/gco:CharacterString&gt;&lt;/gmd:organisationName&gt;</text:span><text:span text:style-name="T1"><text:line-break/> <text:s text:c="19"/></text:span><text:span text:style-name="T2">&lt;gmd:role&gt;&lt;gmd:CI_RoleCode</text:span><text:span text:style-name="T3"> </text:span><text:soft-page-break/><text:span text:style-name="T3">codeList</text:span><text:span text:style-name="T4">=</text:span><text:span text:style-name="T5">"http://www.ifremer.fr/tematres/vocab/index.php?tema=67"</text:span><text:span text:style-name="T3"> codeListValue</text:span><text:span text:style-name="T4">=</text:span><text:span text:style-name="T5">"operator"</text:span><text:span text:style-name="T2">&gt;&lt;/gmd:CI_RoleCode&gt;&lt;/gmd:role&gt;</text:span><text:span text:style-name="T1"><text:line-break/> <text:s text:c="15"/></text:span><text:span text:style-name="T2">&lt;/gmd:CI_ResponsibleParty&gt;</text:span><text:span text:style-name="T1"> <text:s text:c="14"/><text:line-break/> <text:s text:c="11"/></text:span><text:span text:style-name="T2">&lt;/sml:contact&gt;</text:span><text:span text:style-name="T1"> <text:s text:c="10"/><text:line-break/> <text:s text:c="7"/></text:span><text:span text:style-name="T2">&lt;/sml:ContactList&gt;</text:span><text:span text:style-name="T1"> <text:s text:c="7"/><text:line-break/> <text:s text:c="3"/></text:span><text:span text:style-name="T2">&lt;/sml:contacts&gt;</text:span><text:span text:style-name="T1"><text:line-break/> <text:s text:c="3"/></text:span><text:span text:style-name="T2">&lt;sml:outputs&gt;</text:span><text:span text:style-name="T1"><text:line-break/> <text:s text:c="7"/></text:span><text:span text:style-name="T2">&lt;sml:OutputList&gt;</text:span><text:span text:style-name="T1"><text:line-break/> <text:s text:c="11"/></text:span><text:span text:style-name="T2">&lt;sml:output</text:span><text:span text:style-name="T3"> name</text:span><text:span text:style-name="T4">=</text:span><text:span text:style-name="T5">"systemMeasurement"</text:span><text:span text:style-name="T2">&gt;</text:span><text:span text:style-name="T1"><text:line-break/> <text:s text:c="15"/></text:span><text:span text:style-name="T2">&lt;swe:DataRecord&gt;</text:span><text:span text:style-name="T1"><text:line-break/> <text:s text:c="19"/></text:span><text:span text:style-name="T7">&lt;!-- name contains the name of the netcdf variable in netcdf --&gt;</text:span><text:span text:style-name="T1"><text:line-break/> <text:s text:c="19"/></text:span><text:span text:style-name="T2">&lt;swe:field</text:span><text:span text:style-name="T3"> name</text:span><text:span text:style-name="T4">=</text:span><text:span text:style-name="T5">"intaketemp"</text:span><text:span text:style-name="T2">&gt;</text:span><text:span text:style-name="T1"><text:line-break/> <text:s text:c="23"/></text:span><text:span text:style-name="T7">&lt;!-- quantity definition contain the exact quantity definition the varialbes refers to (e.g. in a vocabulary server) --&gt;</text:span><text:span text:style-name="T1"><text:line-break/> <text:s text:c="23"/></text:span><text:span text:style-name="T2">&lt;swe:Quantity</text:span><text:span text:style-name="T3"> definition</text:span><text:span text:style-name="T4">=</text:span><text:span text:style-name="T5">"http://www.ifremer.fr/tematres/vocab/index.php?tema=106"</text:span><text:span text:style-name="T2">&gt;</text:span><text:span text:style-name="T1"><text:line-break/> <text:s text:c="27"/></text:span><text:span text:style-name="T2">&lt;swe:uom/&gt;</text:span><text:span text:style-name="T1"><text:line-break/> <text:s text:c="23"/></text:span><text:span text:style-name="T2">&lt;/swe:Quantity&gt;</text:span><text:span text:style-name="T1"> <text:s text:c="23"/><text:line-break/> <text:s text:c="19"/></text:span><text:span text:style-name="T2">&lt;/swe:field&gt;</text:span><text:span text:style-name="T1"><text:line-break/> <text:s text:c="19"/></text:span><text:span text:style-name="T2">&lt;swe:field</text:span><text:span text:style-name="T3"> name</text:span><text:span text:style-name="T4">=</text:span><text:span text:style-name="T5">"temp"</text:span><text:span text:style-name="T2">&gt;</text:span><text:span text:style-name="T1"><text:line-break/> <text:s text:c="23"/></text:span><text:span text:style-name="T2">&lt;swe:Quantity</text:span><text:span text:style-name="T3"> definition</text:span><text:span text:style-name="T4">=</text:span><text:span text:style-name="T5">"http://www.ifremer.fr/tematres/vocab/index.php?tema=107"</text:span><text:span text:style-name="T2">&gt;</text:span><text:span text:style-name="T1"><text:line-break/> <text:s text:c="27"/></text:span><text:span text:style-name="T2">&lt;swe:uom/&gt;</text:span><text:span text:style-name="T1"><text:line-break/> <text:s text:c="23"/></text:span><text:span text:style-name="T2">&lt;/swe:Quantity&gt;</text:span><text:span text:style-name="T1"> <text:s text:c="23"/><text:line-break/> <text:s text:c="19"/></text:span><text:span text:style-name="T2">&lt;/swe:field&gt;</text:span><text:span text:style-name="T1"><text:line-break/> <text:s text:c="19"/></text:span><text:span text:style-name="T2">&lt;swe:field</text:span><text:span text:style-name="T3"> name</text:span><text:span text:style-name="T4">=</text:span><text:span text:style-name="T5">"conduct"</text:span><text:span text:style-name="T2">&gt;</text:span><text:span text:style-name="T1"><text:line-break/> <text:s text:c="23"/></text:span><text:span text:style-name="T2">&lt;swe:Quantity</text:span><text:span text:style-name="T3"> definition</text:span><text:span text:style-name="T4">=</text:span><text:span text:style-name="T5">"http://www.ifremer.fr/tematres/vocab/index.php?tema=108"</text:span><text:span text:style-name="T2">&gt;</text:span><text:span text:style-name="T1"><text:line-break/> <text:s text:c="27"/></text:span><text:span text:style-name="T2">&lt;swe:uom/&gt;</text:span><text:span text:style-name="T1"><text:line-break/> <text:s text:c="23"/></text:span><text:span text:style-name="T2">&lt;/swe:Quantity&gt;</text:span><text:span text:style-name="T1"> <text:s text:c="23"/><text:line-break/> <text:s text:c="19"/></text:span><text:span text:style-name="T2">&lt;/swe:field&gt;</text:span><text:span text:style-name="T1"><text:line-break/> <text:s text:c="19"/></text:span><text:span text:style-name="T2">&lt;swe:field</text:span><text:span text:style-name="T3"> name</text:span><text:span text:style-name="T4">=</text:span><text:span text:style-name="T5">"salinity"</text:span><text:span text:style-name="T2">&gt;</text:span><text:span text:style-name="T1"><text:line-break/> <text:s text:c="23"/></text:span><text:span text:style-name="T2">&lt;swe:Quantity</text:span><text:span text:style-name="T3"> definition</text:span><text:span text:style-name="T4">=</text:span><text:span text:style-name="T5">"http://www.ifremer.fr/tematres/vocab/index.php?tema=109"</text:span><text:span text:style-name="T2">&gt;</text:span><text:span text:style-name="T1"><text:line-break/> <text:s text:c="27"/></text:span><text:span text:style-name="T2">&lt;swe:uom/&gt;</text:span><text:span text:style-name="T1"><text:line-break/> <text:s text:c="23"/></text:span><text:span text:style-name="T2">&lt;/swe:Quantity&gt;</text:span><text:span text:style-name="T1"> <text:s text:c="23"/><text:line-break/> <text:s text:c="19"/></text:span><text:span text:style-name="T2">&lt;/swe:field&gt;</text:span><text:span text:style-name="T1"><text:line-break/> <text:s text:c="19"/></text:span><text:span text:style-name="T2">&lt;swe:field</text:span><text:span text:style-name="T3"> name</text:span><text:span text:style-name="T4">=</text:span><text:span text:style-name="T5">"sndspeed"</text:span><text:span text:style-name="T2">&gt;</text:span><text:span text:style-name="T1"><text:line-break/> <text:s text:c="23"/></text:span><text:span text:style-name="T2">&lt;swe:Quantity</text:span><text:span text:style-name="T3"> definition</text:span><text:span text:style-name="T4">=</text:span><text:span text:style-name="T5">"http://www.ifremer.fr/tematres/vocab/index.php?tema=110"</text:span><text:span text:style-name="T2">&gt;</text:span><text:span text:style-name="T1"><text:line-break/> <text:s text:c="27"/></text:span><text:span text:style-name="T2">&lt;swe:uom/&gt;</text:span><text:span text:style-name="T1"><text:line-break/> <text:s text:c="23"/></text:span><text:span text:style-name="T2">&lt;/swe:Quantity&gt;</text:span><text:span text:style-name="T1"> <text:s text:c="23"/><text:line-break/> <text:s text:c="19"/></text:span><text:span text:style-name="T2">&lt;/swe:field&gt;</text:span><text:span text:style-name="T1"><text:line-break/> <text:s text:c="19"/></text:span><text:span text:style-name="T2">&lt;swe:field</text:span><text:span text:style-name="T3"> name</text:span><text:span text:style-name="T4">=</text:span><text:span text:style-name="T5">"density"</text:span><text:span text:style-name="T2">&gt;</text:span><text:span text:style-name="T1"><text:line-break/> <text:s text:c="23"/></text:span><text:span text:style-name="T2">&lt;swe:Quantity</text:span><text:span text:style-name="T3"> definition</text:span><text:span text:style-name="T4">=</text:span><text:span text:style-name="T5">"http://www.ifremer.fr/tematres/vocab/index.php?tema=111"</text:span><text:span text:style-name="T2">&gt;</text:span><text:span text:style-name="T1"><text:line-break/> <text:s text:c="27"/></text:span><text:span text:style-name="T2">&lt;swe:uom/&gt;</text:span><text:span text:style-name="T1"><text:line-break/> <text:s text:c="23"/></text:span><text:span text:style-name="T2">&lt;/swe:Quantity&gt;</text:span><text:span text:style-name="T1"> <text:s text:c="23"/><text:line-break/></text:span><text:soft-page-break/><text:span text:style-name="T1"> <text:s text:c="19"/></text:span><text:span text:style-name="T2">&lt;/swe:field&gt;</text:span><text:span text:style-name="T1"><text:line-break/> <text:s text:c="19"/></text:span><text:span text:style-name="T2">&lt;swe:field</text:span><text:span text:style-name="T3"> name</text:span><text:span text:style-name="T4">=</text:span><text:span text:style-name="T5">"time"</text:span><text:span text:style-name="T2">&gt;</text:span><text:span text:style-name="T1"><text:line-break/> <text:s text:c="23"/></text:span><text:span text:style-name="T2">&lt;swe:Time</text:span><text:span text:style-name="T3"> axisID</text:span><text:span text:style-name="T4">=</text:span><text:span text:style-name="T5">"t"</text:span><text:span text:style-name="T3"> definition</text:span><text:span text:style-name="T4">=</text:span><text:span text:style-name="T5">"http://www.ifremer.fr/tematres/vocab/index.php?tema=112"</text:span><text:span text:style-name="T2">&gt;</text:span><text:span text:style-name="T1"><text:line-break/> <text:s text:c="27"/></text:span><text:span text:style-name="T2">&lt;swe:uom/&gt;</text:span><text:span text:style-name="T1"><text:line-break/> <text:s text:c="23"/></text:span><text:span text:style-name="T2">&lt;/swe:Time&gt;</text:span><text:span text:style-name="T1"> <text:s text:c="23"/><text:line-break/> <text:s text:c="19"/></text:span><text:span text:style-name="T2">&lt;/swe:field&gt;</text:span><text:span text:style-name="T1"><text:line-break/> <text:s text:c="15"/></text:span><text:span text:style-name="T2">&lt;/swe:DataRecord&gt;</text:span><text:span text:style-name="T1"> <text:s text:c="15"/><text:line-break/> <text:s text:c="11"/></text:span><text:span text:style-name="T2">&lt;/sml:output&gt;</text:span><text:span text:style-name="T1"><text:line-break/> <text:s text:c="7"/></text:span><text:span text:style-name="T2">&lt;/sml:OutputList&gt;</text:span><text:span text:style-name="T1"><text:line-break/> <text:s text:c="3"/></text:span><text:span text:style-name="T2">&lt;/sml:outputs&gt;</text:span><text:span text:style-name="T1"><text:line-break/> <text:s text:c="3"/><text:line-break/> <text:s text:c="3"/></text:span><text:span text:style-name="T2">&lt;sml:attachedTo</text:span><text:span text:style-name="T3"> xlink:href</text:span><text:span text:style-name="T4">=</text:span><text:span text:style-name="T5">"to be completed"</text:span><text:span text:style-name="T2">/&gt;</text:span><text:span text:style-name="T1"><text:line-break/> <text:s text:c="3"/><text:line-break/> <text:s text:c="3"/><text:line-break/></text:span><text:span text:style-name="T2">&lt;/sml:PhysicalSystem&gt;</text:span><text:span text:style-name="T1"><text:line-break/></text:span></text:p>
          </table:table-cell>
        </table:table-row>
      </table:table>
      <text:p text:style-name="Text_20_body"><text:span text:style-name="T1"/></text:p>
      <text:h text:style-name="Heading_20_2" text:outline-level="2" text:is-list-header="true"><text:bookmark-start text:name="__RefHeading__2373_1183790909"/><text:span text:style-name="T1"><text:line-break/></text:span><text:bookmark-end text:name="__RefHeading__2373_1183790909"/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OUBRIEU</meta:initial-creator>
    <meta:creation-date>2013-05-15T17:26:00</meta:creation-date>
    <dc:date>2014-07-23T14:30:55</dc:date>
    <dc:creator>Thomas LOUBRIEU</dc:creator>
    <meta:editing-duration>P11DT7H48M53S</meta:editing-duration>
    <meta:editing-cycles>26</meta:editing-cycles>
    <meta:generator>LibreOffice/3.5$Linux_x86 LibreOffice_project/350m1$Build-2</meta:generator>
    <meta:printed-by>Thomas LOUBRIEU</meta:printed-by>
    <meta:print-date>2013-05-16T10:52:56</meta:print-date>
    <meta:document-statistic meta:table-count="8" meta:image-count="0" meta:object-count="0" meta:page-count="12" meta:paragraph-count="87" meta:word-count="1103" meta:character-count="19386" meta:non-whitespace-character-count="13524"/>
  </office:meta>
</office:document-meta>
</file>